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busquedaBinaria10e6" table:style-name="ta1">
        <table:shapes>
          <draw:frame draw:z-index="0" draw:style-name="gr1" draw:text-style-name="P1" svg:width="16.002cm" svg:height="9.004cm" svg:x="22.142cm" svg:y="13.147cm">
            <draw:object draw:notify-on-update-of-ranges="Resultados_busquedaBinaria10e6.B1:Resultados_busquedaBinaria10e6.B1 Resultados_busquedaBinaria10e6.B2:Resultados_busquedaBinaria10e6.B51 Resultados_busquedaBinaria10e6.C1:Resultados_busquedaBinaria10e6.C1 Resultados_busquedaBinaria10e6.C2:Resultados_busquedaBinaria10e6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118cm" svg:y="3.553cm">
            <draw:object draw:notify-on-update-of-ranges="Resultados_busquedaBinaria10e6.D1:Resultados_busquedaBinaria10e6.D1 Resultados_busquedaBinaria10e6.D2:Resultados_busquedaBinaria10e6.D51 Resultados_busquedaBinaria10e6.E1:Resultados_busquedaBinaria10e6.E1 Resultados_busquedaBinaria10e6.E2:Resultados_busquedaBinaria10e6.E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Promedio Lineal (ns)</text:p>
          </table:table-cell>
          <table:table-cell office:value-type="string" calcext:value-type="string">
            <text:p>Promedio Normal (n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285" calcext:value-type="float">
            <text:p>285</text:p>
          </table:table-cell>
          <table:table-cell table:formula="of:=AVERAGE([.B2:.B2])" office:value-type="float" office:value="588" calcext:value-type="float">
            <text:p>588,00</text:p>
          </table:table-cell>
          <table:table-cell table:formula="of:=AVERAGE([.C2:.C2])" office:value-type="float" office:value="285" calcext:value-type="float">
            <text:p>285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281" calcext:value-type="float">
            <text:p>281</text:p>
          </table:table-cell>
          <table:table-cell table:formula="of:=AVERAGE([.B2:.B3])" office:value-type="float" office:value="671.5" calcext:value-type="float">
            <text:p>671,50</text:p>
          </table:table-cell>
          <table:table-cell table:formula="of:=AVERAGE([.C2:.C3])" office:value-type="float" office:value="283" calcext:value-type="float">
            <text:p>283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214" calcext:value-type="float">
            <text:p>214</text:p>
          </table:table-cell>
          <table:table-cell table:formula="of:=AVERAGE([.B2:.B4])" office:value-type="float" office:value="606.333333333333" calcext:value-type="float">
            <text:p>606,33</text:p>
          </table:table-cell>
          <table:table-cell table:formula="of:=AVERAGE([.C2:.C4])" office:value-type="float" office:value="260" calcext:value-type="float">
            <text:p>26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247" calcext:value-type="float">
            <text:p>247</text:p>
          </table:table-cell>
          <table:table-cell table:formula="of:=AVERAGE([.B2:.B5])" office:value-type="float" office:value="504" calcext:value-type="float">
            <text:p>504,00</text:p>
          </table:table-cell>
          <table:table-cell table:formula="of:=AVERAGE([.C2:.C5])" office:value-type="float" office:value="256.75" calcext:value-type="float">
            <text:p>256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4" calcext:value-type="float">
            <text:p>594</text:p>
          </table:table-cell>
          <table:table-cell office:value-type="float" office:value="175" calcext:value-type="float">
            <text:p>175</text:p>
          </table:table-cell>
          <table:table-cell table:formula="of:=AVERAGE([.B2:.B6])" office:value-type="float" office:value="522" calcext:value-type="float">
            <text:p>522,00</text:p>
          </table:table-cell>
          <table:table-cell table:formula="of:=AVERAGE([.C2:.C6])" office:value-type="float" office:value="240.4" calcext:value-type="float">
            <text:p>240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179" calcext:value-type="float">
            <text:p>179</text:p>
          </table:table-cell>
          <table:table-cell table:formula="of:=AVERAGE([.B2:.B7])" office:value-type="float" office:value="485.833333333333" calcext:value-type="float">
            <text:p>485,83</text:p>
          </table:table-cell>
          <table:table-cell table:formula="of:=AVERAGE([.C2:.C7])" office:value-type="float" office:value="230.166666666667" calcext:value-type="float">
            <text:p>230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office:value-type="float" office:value="268" calcext:value-type="float">
            <text:p>268</text:p>
          </table:table-cell>
          <table:table-cell table:formula="of:=AVERAGE([.B2:.B8])" office:value-type="float" office:value="479.857142857143" calcext:value-type="float">
            <text:p>479,86</text:p>
          </table:table-cell>
          <table:table-cell table:formula="of:=AVERAGE([.C2:.C8])" office:value-type="float" office:value="235.571428571429" calcext:value-type="float">
            <text:p>235,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office:value-type="float" office:value="180" calcext:value-type="float">
            <text:p>180</text:p>
          </table:table-cell>
          <table:table-cell table:formula="of:=AVERAGE([.B2:.B9])" office:value-type="float" office:value="465" calcext:value-type="float">
            <text:p>465,00</text:p>
          </table:table-cell>
          <table:table-cell table:formula="of:=AVERAGE([.C2:.C9])" office:value-type="float" office:value="228.625" calcext:value-type="float">
            <text:p>228,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5" calcext:value-type="float">
            <text:p>475</text:p>
          </table:table-cell>
          <table:table-cell office:value-type="float" office:value="196" calcext:value-type="float">
            <text:p>196</text:p>
          </table:table-cell>
          <table:table-cell table:formula="of:=AVERAGE([.B2:.B10])" office:value-type="float" office:value="466.111111111111" calcext:value-type="float">
            <text:p>466,11</text:p>
          </table:table-cell>
          <table:table-cell table:formula="of:=AVERAGE([.C2:.C10])" office:value-type="float" office:value="225" calcext:value-type="float">
            <text:p>225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table:formula="of:=AVERAGE([.B2:.B11])" office:value-type="float" office:value="438.9" calcext:value-type="float">
            <text:p>438,90</text:p>
          </table:table-cell>
          <table:table-cell table:formula="of:=AVERAGE([.C2:.C11])" office:value-type="float" office:value="220.4" calcext:value-type="float">
            <text:p>220,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263" calcext:value-type="float">
            <text:p>263</text:p>
          </table:table-cell>
          <table:table-cell table:formula="of:=AVERAGE([.B2:.B12])" office:value-type="float" office:value="417.545454545455" calcext:value-type="float">
            <text:p>417,55</text:p>
          </table:table-cell>
          <table:table-cell table:formula="of:=AVERAGE([.C2:.C12])" office:value-type="float" office:value="224.272727272727" calcext:value-type="float">
            <text:p>224,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 office:value-type="float" office:value="181" calcext:value-type="float">
            <text:p>181</text:p>
          </table:table-cell>
          <table:table-cell table:formula="of:=AVERAGE([.B2:.B13])" office:value-type="float" office:value="424.5" calcext:value-type="float">
            <text:p>424,50</text:p>
          </table:table-cell>
          <table:table-cell table:formula="of:=AVERAGE([.C2:.C13])" office:value-type="float" office:value="220.666666666667" calcext:value-type="float">
            <text:p>220,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table:formula="of:=AVERAGE([.B2:.B14])" office:value-type="float" office:value="408.692307692308" calcext:value-type="float">
            <text:p>408,69</text:p>
          </table:table-cell>
          <table:table-cell table:formula="of:=AVERAGE([.C2:.C14])" office:value-type="float" office:value="222.153846153846" calcext:value-type="float">
            <text:p>222,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table:formula="of:=AVERAGE([.B2:.B15])" office:value-type="float" office:value="397.428571428571" calcext:value-type="float">
            <text:p>397,43</text:p>
          </table:table-cell>
          <table:table-cell table:formula="of:=AVERAGE([.C2:.C15])" office:value-type="float" office:value="221.285714285714" calcext:value-type="float">
            <text:p>221,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table:formula="of:=AVERAGE([.B2:.B16])" office:value-type="float" office:value="384" calcext:value-type="float">
            <text:p>384,00</text:p>
          </table:table-cell>
          <table:table-cell table:formula="of:=AVERAGE([.C2:.C16])" office:value-type="float" office:value="220.8" calcext:value-type="float">
            <text:p>220,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208" calcext:value-type="float">
            <text:p>208</text:p>
          </table:table-cell>
          <table:table-cell table:formula="of:=AVERAGE([.B2:.B17])" office:value-type="float" office:value="369.0625" calcext:value-type="float">
            <text:p>369,06</text:p>
          </table:table-cell>
          <table:table-cell table:formula="of:=AVERAGE([.C2:.C17])" office:value-type="float" office:value="220" calcext:value-type="float">
            <text:p>22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0" calcext:value-type="float">
            <text:p>770</text:p>
          </table:table-cell>
          <table:table-cell office:value-type="float" office:value="172" calcext:value-type="float">
            <text:p>172</text:p>
          </table:table-cell>
          <table:table-cell table:formula="of:=AVERAGE([.B2:.B18])" office:value-type="float" office:value="392.647058823529" calcext:value-type="float">
            <text:p>392,65</text:p>
          </table:table-cell>
          <table:table-cell table:formula="of:=AVERAGE([.C2:.C18])" office:value-type="float" office:value="217.176470588235" calcext:value-type="float">
            <text:p>217,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4" calcext:value-type="float">
            <text:p>484</text:p>
          </table:table-cell>
          <table:table-cell office:value-type="float" office:value="229" calcext:value-type="float">
            <text:p>229</text:p>
          </table:table-cell>
          <table:table-cell table:formula="of:=AVERAGE([.B2:.B19])" office:value-type="float" office:value="397.722222222222" calcext:value-type="float">
            <text:p>397,72</text:p>
          </table:table-cell>
          <table:table-cell table:formula="of:=AVERAGE([.C2:.C19])" office:value-type="float" office:value="217.833333333333" calcext:value-type="float">
            <text:p>217,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table:formula="of:=AVERAGE([.B2:.B20])" office:value-type="float" office:value="389.421052631579" calcext:value-type="float">
            <text:p>389,42</text:p>
          </table:table-cell>
          <table:table-cell table:formula="of:=AVERAGE([.C2:.C20])" office:value-type="float" office:value="216.052631578947" calcext:value-type="float">
            <text:p>216,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" calcext:value-type="float">
            <text:p>379</text:p>
          </table:table-cell>
          <table:table-cell office:value-type="float" office:value="188" calcext:value-type="float">
            <text:p>188</text:p>
          </table:table-cell>
          <table:table-cell table:formula="of:=AVERAGE([.B2:.B21])" office:value-type="float" office:value="388.9" calcext:value-type="float">
            <text:p>388,90</text:p>
          </table:table-cell>
          <table:table-cell table:formula="of:=AVERAGE([.C2:.C21])" office:value-type="float" office:value="214.65" calcext:value-type="float">
            <text:p>214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7" calcext:value-type="float">
            <text:p>407</text:p>
          </table:table-cell>
          <table:table-cell office:value-type="float" office:value="213" calcext:value-type="float">
            <text:p>213</text:p>
          </table:table-cell>
          <table:table-cell table:formula="of:=AVERAGE([.B2:.B22])" office:value-type="float" office:value="389.761904761905" calcext:value-type="float">
            <text:p>389,76</text:p>
          </table:table-cell>
          <table:table-cell table:formula="of:=AVERAGE([.C2:.C22])" office:value-type="float" office:value="214.571428571429" calcext:value-type="float">
            <text:p>214,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1" calcext:value-type="float">
            <text:p>391</text:p>
          </table:table-cell>
          <table:table-cell office:value-type="float" office:value="214" calcext:value-type="float">
            <text:p>214</text:p>
          </table:table-cell>
          <table:table-cell table:formula="of:=AVERAGE([.B2:.B23])" office:value-type="float" office:value="389.818181818182" calcext:value-type="float">
            <text:p>389,82</text:p>
          </table:table-cell>
          <table:table-cell table:formula="of:=AVERAGE([.C2:.C23])" office:value-type="float" office:value="214.545454545455" calcext:value-type="float">
            <text:p>214,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1" calcext:value-type="float">
            <text:p>461</text:p>
          </table:table-cell>
          <table:table-cell office:value-type="float" office:value="184" calcext:value-type="float">
            <text:p>184</text:p>
          </table:table-cell>
          <table:table-cell table:formula="of:=AVERAGE([.B2:.B24])" office:value-type="float" office:value="392.913043478261" calcext:value-type="float">
            <text:p>392,91</text:p>
          </table:table-cell>
          <table:table-cell table:formula="of:=AVERAGE([.C2:.C24])" office:value-type="float" office:value="213.217391304348" calcext:value-type="float">
            <text:p>213,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6" calcext:value-type="float">
            <text:p>486</text:p>
          </table:table-cell>
          <table:table-cell office:value-type="float" office:value="202" calcext:value-type="float">
            <text:p>202</text:p>
          </table:table-cell>
          <table:table-cell table:formula="of:=AVERAGE([.B2:.B25])" office:value-type="float" office:value="396.791666666667" calcext:value-type="float">
            <text:p>396,79</text:p>
          </table:table-cell>
          <table:table-cell table:formula="of:=AVERAGE([.C2:.C25])" office:value-type="float" office:value="212.75" calcext:value-type="float">
            <text:p>212,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  <table:table-cell table:formula="of:=AVERAGE([.B2:.B26])" office:value-type="float" office:value="396.8" calcext:value-type="float">
            <text:p>396,80</text:p>
          </table:table-cell>
          <table:table-cell table:formula="of:=AVERAGE([.C2:.C26])" office:value-type="float" office:value="213.12" calcext:value-type="float">
            <text:p>213,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0" calcext:value-type="float">
            <text:p>380</text:p>
          </table:table-cell>
          <table:table-cell office:value-type="float" office:value="178" calcext:value-type="float">
            <text:p>178</text:p>
          </table:table-cell>
          <table:table-cell table:formula="of:=AVERAGE([.B2:.B27])" office:value-type="float" office:value="396.153846153846" calcext:value-type="float">
            <text:p>396,15</text:p>
          </table:table-cell>
          <table:table-cell table:formula="of:=AVERAGE([.C2:.C27])" office:value-type="float" office:value="211.769230769231" calcext:value-type="float">
            <text:p>211,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8" calcext:value-type="float">
            <text:p>268</text:p>
          </table:table-cell>
          <table:table-cell office:value-type="float" office:value="186" calcext:value-type="float">
            <text:p>186</text:p>
          </table:table-cell>
          <table:table-cell table:formula="of:=AVERAGE([.B2:.B28])" office:value-type="float" office:value="391.407407407407" calcext:value-type="float">
            <text:p>391,41</text:p>
          </table:table-cell>
          <table:table-cell table:formula="of:=AVERAGE([.C2:.C28])" office:value-type="float" office:value="210.814814814815" calcext:value-type="float">
            <text:p>210,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211" calcext:value-type="float">
            <text:p>211</text:p>
          </table:table-cell>
          <table:table-cell table:formula="of:=AVERAGE([.B2:.B29])" office:value-type="float" office:value="386.357142857143" calcext:value-type="float">
            <text:p>386,36</text:p>
          </table:table-cell>
          <table:table-cell table:formula="of:=AVERAGE([.C2:.C29])" office:value-type="float" office:value="210.821428571429" calcext:value-type="float">
            <text:p>210,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9" calcext:value-type="float">
            <text:p>509</text:p>
          </table:table-cell>
          <table:table-cell office:value-type="float" office:value="188" calcext:value-type="float">
            <text:p>188</text:p>
          </table:table-cell>
          <table:table-cell table:formula="of:=AVERAGE([.B2:.B30])" office:value-type="float" office:value="390.586206896552" calcext:value-type="float">
            <text:p>390,59</text:p>
          </table:table-cell>
          <table:table-cell table:formula="of:=AVERAGE([.C2:.C30])" office:value-type="float" office:value="210.034482758621" calcext:value-type="float">
            <text:p>210,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199" calcext:value-type="float">
            <text:p>199</text:p>
          </table:table-cell>
          <table:table-cell table:formula="of:=AVERAGE([.B2:.B31])" office:value-type="float" office:value="386.066666666667" calcext:value-type="float">
            <text:p>386,07</text:p>
          </table:table-cell>
          <table:table-cell table:formula="of:=AVERAGE([.C2:.C31])" office:value-type="float" office:value="209.666666666667" calcext:value-type="float">
            <text:p>209,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8" calcext:value-type="float">
            <text:p>278</text:p>
          </table:table-cell>
          <table:table-cell office:value-type="float" office:value="177" calcext:value-type="float">
            <text:p>177</text:p>
          </table:table-cell>
          <table:table-cell table:formula="of:=AVERAGE([.B2:.B32])" office:value-type="float" office:value="382.58064516129" calcext:value-type="float">
            <text:p>382,58</text:p>
          </table:table-cell>
          <table:table-cell table:formula="of:=AVERAGE([.C2:.C32])" office:value-type="float" office:value="208.612903225806" calcext:value-type="float">
            <text:p>208,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1" calcext:value-type="float">
            <text:p>401</text:p>
          </table:table-cell>
          <table:table-cell office:value-type="float" office:value="190" calcext:value-type="float">
            <text:p>190</text:p>
          </table:table-cell>
          <table:table-cell table:formula="of:=AVERAGE([.B2:.B33])" office:value-type="float" office:value="383.15625" calcext:value-type="float">
            <text:p>383,16</text:p>
          </table:table-cell>
          <table:table-cell table:formula="of:=AVERAGE([.C2:.C33])" office:value-type="float" office:value="208.03125" calcext:value-type="float">
            <text:p>208,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7" calcext:value-type="float">
            <text:p>447</text:p>
          </table:table-cell>
          <table:table-cell office:value-type="float" office:value="199" calcext:value-type="float">
            <text:p>199</text:p>
          </table:table-cell>
          <table:table-cell table:formula="of:=AVERAGE([.B2:.B34])" office:value-type="float" office:value="385.090909090909" calcext:value-type="float">
            <text:p>385,09</text:p>
          </table:table-cell>
          <table:table-cell table:formula="of:=AVERAGE([.C2:.C34])" office:value-type="float" office:value="207.757575757576" calcext:value-type="float">
            <text:p>207,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  <table:table-cell office:value-type="float" office:value="223" calcext:value-type="float">
            <text:p>223</text:p>
          </table:table-cell>
          <table:table-cell table:formula="of:=AVERAGE([.B2:.B35])" office:value-type="float" office:value="378.617647058824" calcext:value-type="float">
            <text:p>378,62</text:p>
          </table:table-cell>
          <table:table-cell table:formula="of:=AVERAGE([.C2:.C35])" office:value-type="float" office:value="208.205882352941" calcext:value-type="float">
            <text:p>208,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1" calcext:value-type="float">
            <text:p>1101</text:p>
          </table:table-cell>
          <table:table-cell office:value-type="float" office:value="182" calcext:value-type="float">
            <text:p>182</text:p>
          </table:table-cell>
          <table:table-cell table:formula="of:=AVERAGE([.B2:.B36])" office:value-type="float" office:value="399.257142857143" calcext:value-type="float">
            <text:p>399,26</text:p>
          </table:table-cell>
          <table:table-cell table:formula="of:=AVERAGE([.C2:.C36])" office:value-type="float" office:value="207.457142857143" calcext:value-type="float">
            <text:p>207,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AVERAGE([.B2:.B37])" office:value-type="float" office:value="396.416666666667" calcext:value-type="float">
            <text:p>396,42</text:p>
          </table:table-cell>
          <table:table-cell table:formula="of:=AVERAGE([.C2:.C37])" office:value-type="float" office:value="207.25" calcext:value-type="float">
            <text:p>207,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1" calcext:value-type="float">
            <text:p>261</text:p>
          </table:table-cell>
          <table:table-cell office:value-type="float" office:value="235" calcext:value-type="float">
            <text:p>235</text:p>
          </table:table-cell>
          <table:table-cell table:formula="of:=AVERAGE([.B2:.B38])" office:value-type="float" office:value="392.756756756757" calcext:value-type="float">
            <text:p>392,76</text:p>
          </table:table-cell>
          <table:table-cell table:formula="of:=AVERAGE([.C2:.C38])" office:value-type="float" office:value="208" calcext:value-type="float">
            <text:p>208,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2" calcext:value-type="float">
            <text:p>572</text:p>
          </table:table-cell>
          <table:table-cell office:value-type="float" office:value="230" calcext:value-type="float">
            <text:p>230</text:p>
          </table:table-cell>
          <table:table-cell table:formula="of:=AVERAGE([.B2:.B39])" office:value-type="float" office:value="397.473684210526" calcext:value-type="float">
            <text:p>397,47</text:p>
          </table:table-cell>
          <table:table-cell table:formula="of:=AVERAGE([.C2:.C39])" office:value-type="float" office:value="208.578947368421" calcext:value-type="float">
            <text:p>208,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9" calcext:value-type="float">
            <text:p>749</text:p>
          </table:table-cell>
          <table:table-cell office:value-type="float" office:value="458" calcext:value-type="float">
            <text:p>458</text:p>
          </table:table-cell>
          <table:table-cell table:formula="of:=AVERAGE([.B2:.B40])" office:value-type="float" office:value="406.48717948718" calcext:value-type="float">
            <text:p>406,49</text:p>
          </table:table-cell>
          <table:table-cell table:formula="of:=AVERAGE([.C2:.C40])" office:value-type="float" office:value="214.974358974359" calcext:value-type="float">
            <text:p>214,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8" calcext:value-type="float">
            <text:p>668</text:p>
          </table:table-cell>
          <table:table-cell office:value-type="float" office:value="127" calcext:value-type="float">
            <text:p>127</text:p>
          </table:table-cell>
          <table:table-cell table:formula="of:=AVERAGE([.B2:.B41])" office:value-type="float" office:value="413.025" calcext:value-type="float">
            <text:p>413,03</text:p>
          </table:table-cell>
          <table:table-cell table:formula="of:=AVERAGE([.C2:.C41])" office:value-type="float" office:value="212.775" calcext:value-type="float">
            <text:p>212,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2" calcext:value-type="float">
            <text:p>472</text:p>
          </table:table-cell>
          <table:table-cell office:value-type="float" office:value="399" calcext:value-type="float">
            <text:p>399</text:p>
          </table:table-cell>
          <table:table-cell table:formula="of:=AVERAGE([.B2:.B42])" office:value-type="float" office:value="414.463414634146" calcext:value-type="float">
            <text:p>414,46</text:p>
          </table:table-cell>
          <table:table-cell table:formula="of:=AVERAGE([.C2:.C42])" office:value-type="float" office:value="217.317073170732" calcext:value-type="float">
            <text:p>217,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table:formula="of:=AVERAGE([.B2:.B43])" office:value-type="float" office:value="410.547619047619" calcext:value-type="float">
            <text:p>410,55</text:p>
          </table:table-cell>
          <table:table-cell table:formula="of:=AVERAGE([.C2:.C43])" office:value-type="float" office:value="216.404761904762" calcext:value-type="float">
            <text:p>216,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3" calcext:value-type="float">
            <text:p>433</text:p>
          </table:table-cell>
          <table:table-cell office:value-type="float" office:value="180" calcext:value-type="float">
            <text:p>180</text:p>
          </table:table-cell>
          <table:table-cell table:formula="of:=AVERAGE([.B2:.B44])" office:value-type="float" office:value="411.06976744186" calcext:value-type="float">
            <text:p>411,07</text:p>
          </table:table-cell>
          <table:table-cell table:formula="of:=AVERAGE([.C2:.C44])" office:value-type="float" office:value="215.558139534884" calcext:value-type="float">
            <text:p>215,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5" calcext:value-type="float">
            <text:p>275</text:p>
          </table:table-cell>
          <table:table-cell office:value-type="float" office:value="198" calcext:value-type="float">
            <text:p>198</text:p>
          </table:table-cell>
          <table:table-cell table:formula="of:=AVERAGE([.B2:.B45])" office:value-type="float" office:value="407.977272727273" calcext:value-type="float">
            <text:p>407,98</text:p>
          </table:table-cell>
          <table:table-cell table:formula="of:=AVERAGE([.C2:.C45])" office:value-type="float" office:value="215.159090909091" calcext:value-type="float">
            <text:p>215,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8" calcext:value-type="float">
            <text:p>518</text:p>
          </table:table-cell>
          <table:table-cell office:value-type="float" office:value="293" calcext:value-type="float">
            <text:p>293</text:p>
          </table:table-cell>
          <table:table-cell table:formula="of:=AVERAGE([.B2:.B46])" office:value-type="float" office:value="410.422222222222" calcext:value-type="float">
            <text:p>410,42</text:p>
          </table:table-cell>
          <table:table-cell table:formula="of:=AVERAGE([.C2:.C46])" office:value-type="float" office:value="216.888888888889" calcext:value-type="float">
            <text:p>216,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6" calcext:value-type="float">
            <text:p>286</text:p>
          </table:table-cell>
          <table:table-cell office:value-type="float" office:value="203" calcext:value-type="float">
            <text:p>203</text:p>
          </table:table-cell>
          <table:table-cell table:formula="of:=AVERAGE([.B2:.B47])" office:value-type="float" office:value="407.717391304348" calcext:value-type="float">
            <text:p>407,72</text:p>
          </table:table-cell>
          <table:table-cell table:formula="of:=AVERAGE([.C2:.C47])" office:value-type="float" office:value="216.586956521739" calcext:value-type="float">
            <text:p>216,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office:value-type="float" office:value="222" calcext:value-type="float">
            <text:p>222</text:p>
          </table:table-cell>
          <table:table-cell table:formula="of:=AVERAGE([.B2:.B48])" office:value-type="float" office:value="411.574468085106" calcext:value-type="float">
            <text:p>411,57</text:p>
          </table:table-cell>
          <table:table-cell table:formula="of:=AVERAGE([.C2:.C48])" office:value-type="float" office:value="216.702127659574" calcext:value-type="float">
            <text:p>216,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277" calcext:value-type="float">
            <text:p>277</text:p>
          </table:table-cell>
          <table:table-cell table:formula="of:=AVERAGE([.B2:.B49])" office:value-type="float" office:value="407.0625" calcext:value-type="float">
            <text:p>407,06</text:p>
          </table:table-cell>
          <table:table-cell table:formula="of:=AVERAGE([.C2:.C49])" office:value-type="float" office:value="217.958333333333" calcext:value-type="float">
            <text:p>217,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2" calcext:value-type="float">
            <text:p>1502</text:p>
          </table:table-cell>
          <table:table-cell office:value-type="float" office:value="234" calcext:value-type="float">
            <text:p>234</text:p>
          </table:table-cell>
          <table:table-cell table:formula="of:=AVERAGE([.B2:.B50])" office:value-type="float" office:value="429.408163265306" calcext:value-type="float">
            <text:p>429,41</text:p>
          </table:table-cell>
          <table:table-cell table:formula="of:=AVERAGE([.C2:.C50])" office:value-type="float" office:value="218.285714285714" calcext:value-type="float">
            <text:p>218,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6" calcext:value-type="float">
            <text:p>1226</text:p>
          </table:table-cell>
          <table:table-cell office:value-type="float" office:value="223" calcext:value-type="float">
            <text:p>223</text:p>
          </table:table-cell>
          <table:table-cell table:formula="of:=AVERAGE([.B2:.B51])" office:value-type="float" office:value="445.34" calcext:value-type="float">
            <text:p>445,34</text:p>
          </table:table-cell>
          <table:table-cell table:formula="of:=AVERAGE([.C2:.C51])" office:value-type="float" office:value="218.38" calcext:value-type="float">
            <text:p>218,38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03:19:15.5741180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03:20:50.438231969</dc:date>
    <meta:editing-duration>PT9M51S</meta:editing-duration>
    <meta:editing-cycles>2</meta:editing-cycles>
    <meta:generator>LibreOffice/7.5.5.2$Linux_X86_64 LibreOffice_project/50$Build-2</meta:generator>
    <meta:document-statistic meta:table-count="1" meta:cell-count="2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title svg:x="4.849cm" svg:y="0.316cm" chart:style-name="ch2">
          <text:p>Tiempo Búsqueda Binaria 10e6</text:p>
        </chart:title>
        <chart:legend chart:legend-position="end" svg:x="11.643cm" svg:y="3.954cm" style:legend-expansion="high" chart:style-name="ch3"/>
        <chart:plot-area chart:style-name="ch4" table:cell-range-address="Resultados_busquedaBinaria10e6.B1:Resultados_busquedaBinaria10e6.C51" chart:data-source-has-labels="row" svg:x="1.331cm" svg:y="1.275cm" svg:width="9.992cm" svg:height="6.569cm">
          <chart:coordinate-region svg:x="2.323cm" svg:y="1.474cm" svg:width="9cm" svg:height="5.578cm"/>
          <chart:axis chart:dimension="x" chart:name="primary-x" chart:style-name="ch5">
            <chart:title svg:x="5.648cm" svg:y="8.024cm" chart:style-name="ch6">
              <text:p>Iteración</text:p>
            </chart:title>
          </chart:axis>
          <chart:axis chart:dimension="y" chart:name="primary-y" chart:style-name="ch5">
            <chart:title svg:x="0.451cm" svg:y="5.476cm" chart:style-name="ch7">
              <text:p>Tiempo (ns)</text:p>
            </chart:title>
            <chart:grid chart:style-name="ch8" chart:class="major"/>
          </chart:axis>
          <chart:series chart:style-name="ch9" chart:values-cell-range-address="Resultados_busquedaBinaria10e6.B2:Resultados_busquedaBinaria10e6.B51" chart:label-cell-address="Resultados_busquedaBinaria10e6.B1:Resultados_busquedaBinaria10e6.B1" chart:class="chart:line">
            <chart:data-point chart:repeated="50"/>
          </chart:series>
          <chart:series chart:style-name="ch10" chart:values-cell-range-address="Resultados_busquedaBinaria10e6.C2:Resultados_busquedaBinaria10e6.C51" chart:label-cell-address="Resultados_busquedaBinaria10e6.C1:Resultados_busquedaBinaria10e6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Lineal (ns)</text:p>
                <draw:g>
                  <svg:desc>Resultados_busquedaBinaria10e6.B1:Resultados_busquedaBinaria10e6.B1</svg:desc>
                </draw:g>
              </table:table-cell>
              <table:table-cell office:value-type="string">
                <text:p>Tiempo Normal (ns)</text:p>
                <draw:g>
                  <svg:desc>Resultados_busquedaBinaria10e6.C1:Resultados_busquedaBinaria10e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8">
                <text:p>588</text:p>
                <draw:g>
                  <svg:desc>Resultados_busquedaBinaria10e6.B2:Resultados_busquedaBinaria10e6.B51</svg:desc>
                </draw:g>
              </table:table-cell>
              <table:table-cell office:value-type="float" office:value="285">
                <text:p>285</text:p>
                <draw:g>
                  <svg:desc>Resultados_busquedaBinaria10e6.C2:Resultados_busquedaBinaria10e6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5">
                <text:p>75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6">
                <text:p>47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">
                <text:p>19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4">
                <text:p>5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">
                <text:p>3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5">
                <text:p>4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">
                <text:p>20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1">
                <text:p>50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">
                <text:p>2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">
                <text:p>25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">
                <text:p>1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0">
                <text:p>77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4">
                <text:p>48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9">
                <text:p>37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7">
                <text:p>40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1">
                <text:p>39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1">
                <text:p>46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6">
                <text:p>48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0">
                <text:p>3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">
                <text:p>26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">
                <text:p>2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9">
                <text:p>50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">
                <text:p>27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1">
                <text:p>4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7">
                <text:p>4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1">
                <text:p>110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">
                <text:p>26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2">
                <text:p>57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9">
                <text:p>74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8">
                <text:p>6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2">
                <text:p>4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0">
                <text:p>2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3">
                <text:p>4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">
                <text:p>2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8">
                <text:p>51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6">
                <text:p>28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9">
                <text:p>58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2">
                <text:p>150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26">
                <text:p>1226</text:p>
              </table:table-cell>
              <table:table-cell office:value-type="float" office:value="223">
                <text:p>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42cm" svg:y="0.316cm" chart:style-name="ch2">
          <text:p>Tiempo Promedio Búsqueda Binaria 10e6</text:p>
        </chart:title>
        <chart:legend chart:legend-position="end" svg:x="11.322cm" svg:y="3.952cm" style:legend-expansion="high" chart:style-name="ch3"/>
        <chart:plot-area chart:style-name="ch4" table:cell-range-address="Resultados_busquedaBinaria10e6.D1:Resultados_busquedaBinaria10e6.E51" chart:data-source-has-labels="row" svg:x="1.331cm" svg:y="1.275cm" svg:width="9.671cm" svg:height="6.564cm">
          <chart:coordinate-region svg:x="2.614cm" svg:y="1.474cm" svg:width="8.388cm" svg:height="5.573cm"/>
          <chart:axis chart:dimension="x" chart:name="primary-x" chart:style-name="ch5">
            <chart:title svg:x="5.487cm" svg:y="8.019cm" chart:style-name="ch6">
              <text:p>Iteración</text:p>
            </chart:title>
          </chart:axis>
          <chart:axis chart:dimension="y" chart:name="primary-y" chart:style-name="ch7">
            <chart:title svg:x="0.451cm" svg:y="5.633cm" chart:style-name="ch8">
              <text:p>Promedio (ns)</text:p>
            </chart:title>
            <chart:grid chart:style-name="ch9" chart:class="major"/>
          </chart:axis>
          <chart:series chart:style-name="ch10" chart:values-cell-range-address="Resultados_busquedaBinaria10e6.D2:Resultados_busquedaBinaria10e6.D51" chart:label-cell-address="Resultados_busquedaBinaria10e6.D1:Resultados_busquedaBinaria10e6.D1" chart:class="chart:line">
            <chart:data-point chart:repeated="50"/>
          </chart:series>
          <chart:series chart:style-name="ch11" chart:values-cell-range-address="Resultados_busquedaBinaria10e6.E2:Resultados_busquedaBinaria10e6.E51" chart:label-cell-address="Resultados_busquedaBinaria10e6.E1:Resultados_busquedaBinaria10e6.E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Lineal (ns)</text:p>
                <draw:g>
                  <svg:desc>Resultados_busquedaBinaria10e6.D1:Resultados_busquedaBinaria10e6.D1</svg:desc>
                </draw:g>
              </table:table-cell>
              <table:table-cell office:value-type="string">
                <text:p>Promedio Normal (ns)</text:p>
                <draw:g>
                  <svg:desc>Resultados_busquedaBinaria10e6.E1:Resultados_busquedaBinaria10e6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8">
                <text:p>588</text:p>
                <draw:g>
                  <svg:desc>Resultados_busquedaBinaria10e6.D2:Resultados_busquedaBinaria10e6.D51</svg:desc>
                </draw:g>
              </table:table-cell>
              <table:table-cell office:value-type="float" office:value="285">
                <text:p>285</text:p>
                <draw:g>
                  <svg:desc>Resultados_busquedaBinaria10e6.E2:Resultados_busquedaBinaria10e6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1.5">
                <text:p>671.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6.333333333333">
                <text:p>606.33333333333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4">
                <text:p>504</text:p>
              </table:table-cell>
              <table:table-cell office:value-type="float" office:value="256.75">
                <text:p>25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2">
                <text:p>522</text:p>
              </table:table-cell>
              <table:table-cell office:value-type="float" office:value="240.4">
                <text:p>24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.833333333333">
                <text:p>485.833333333333</text:p>
              </table:table-cell>
              <table:table-cell office:value-type="float" office:value="230.166666666667">
                <text:p>230.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9.857142857143">
                <text:p>479.857142857143</text:p>
              </table:table-cell>
              <table:table-cell office:value-type="float" office:value="235.571428571429">
                <text:p>235.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5">
                <text:p>465</text:p>
              </table:table-cell>
              <table:table-cell office:value-type="float" office:value="228.625">
                <text:p>228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6.111111111111">
                <text:p>466.11111111111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8.9">
                <text:p>438.9</text:p>
              </table:table-cell>
              <table:table-cell office:value-type="float" office:value="220.4">
                <text:p>22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.545454545455">
                <text:p>417.545454545455</text:p>
              </table:table-cell>
              <table:table-cell office:value-type="float" office:value="224.272727272727">
                <text:p>224.27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.5">
                <text:p>424.5</text:p>
              </table:table-cell>
              <table:table-cell office:value-type="float" office:value="220.666666666667">
                <text:p>220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.692307692308">
                <text:p>408.692307692308</text:p>
              </table:table-cell>
              <table:table-cell office:value-type="float" office:value="222.153846153846">
                <text:p>222.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.428571428571">
                <text:p>397.428571428571</text:p>
              </table:table-cell>
              <table:table-cell office:value-type="float" office:value="221.285714285714">
                <text:p>221.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">
                <text:p>384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.0625">
                <text:p>369.06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2.647058823529">
                <text:p>392.647058823529</text:p>
              </table:table-cell>
              <table:table-cell office:value-type="float" office:value="217.176470588235">
                <text:p>217.176470588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7.722222222222">
                <text:p>397.722222222222</text:p>
              </table:table-cell>
              <table:table-cell office:value-type="float" office:value="217.833333333333">
                <text:p>217.8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9.421052631579">
                <text:p>389.421052631579</text:p>
              </table:table-cell>
              <table:table-cell office:value-type="float" office:value="216.052631578947">
                <text:p>216.052631578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8.9">
                <text:p>388.9</text:p>
              </table:table-cell>
              <table:table-cell office:value-type="float" office:value="214.65">
                <text:p>214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9.761904761905">
                <text:p>389.761904761905</text:p>
              </table:table-cell>
              <table:table-cell office:value-type="float" office:value="214.571428571429">
                <text:p>214.5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9.818181818182">
                <text:p>389.818181818182</text:p>
              </table:table-cell>
              <table:table-cell office:value-type="float" office:value="214.545454545455">
                <text:p>214.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2.913043478261">
                <text:p>392.913043478261</text:p>
              </table:table-cell>
              <table:table-cell office:value-type="float" office:value="213.217391304348">
                <text:p>213.217391304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6.791666666667">
                <text:p>396.791666666667</text:p>
              </table:table-cell>
              <table:table-cell office:value-type="float" office:value="212.75">
                <text:p>21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6.8">
                <text:p>396.8</text:p>
              </table:table-cell>
              <table:table-cell office:value-type="float" office:value="213.12">
                <text:p>213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.153846153846">
                <text:p>396.153846153846</text:p>
              </table:table-cell>
              <table:table-cell office:value-type="float" office:value="211.769230769231">
                <text:p>211.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1.407407407407">
                <text:p>391.407407407407</text:p>
              </table:table-cell>
              <table:table-cell office:value-type="float" office:value="210.814814814815">
                <text:p>210.814814814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6.357142857143">
                <text:p>386.357142857143</text:p>
              </table:table-cell>
              <table:table-cell office:value-type="float" office:value="210.821428571429">
                <text:p>210.82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0.586206896552">
                <text:p>390.586206896552</text:p>
              </table:table-cell>
              <table:table-cell office:value-type="float" office:value="210.034482758621">
                <text:p>210.034482758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.066666666667">
                <text:p>386.066666666667</text:p>
              </table:table-cell>
              <table:table-cell office:value-type="float" office:value="209.666666666667">
                <text:p>209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2.58064516129">
                <text:p>382.58064516129</text:p>
              </table:table-cell>
              <table:table-cell office:value-type="float" office:value="208.612903225806">
                <text:p>208.61290322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3.15625">
                <text:p>383.15625</text:p>
              </table:table-cell>
              <table:table-cell office:value-type="float" office:value="208.03125">
                <text:p>208.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5.090909090909">
                <text:p>385.090909090909</text:p>
              </table:table-cell>
              <table:table-cell office:value-type="float" office:value="207.757575757576">
                <text:p>207.757575757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.617647058824">
                <text:p>378.617647058824</text:p>
              </table:table-cell>
              <table:table-cell office:value-type="float" office:value="208.205882352941">
                <text:p>208.2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.257142857143">
                <text:p>399.257142857143</text:p>
              </table:table-cell>
              <table:table-cell office:value-type="float" office:value="207.457142857143">
                <text:p>207.4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.416666666667">
                <text:p>396.416666666667</text:p>
              </table:table-cell>
              <table:table-cell office:value-type="float" office:value="207.25">
                <text:p>207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2.756756756757">
                <text:p>392.75675675675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.473684210526">
                <text:p>397.473684210526</text:p>
              </table:table-cell>
              <table:table-cell office:value-type="float" office:value="208.578947368421">
                <text:p>208.5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6.48717948718">
                <text:p>406.48717948718</text:p>
              </table:table-cell>
              <table:table-cell office:value-type="float" office:value="214.974358974359">
                <text:p>214.9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3.025">
                <text:p>413.025</text:p>
              </table:table-cell>
              <table:table-cell office:value-type="float" office:value="212.775">
                <text:p>212.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4.463414634146">
                <text:p>414.463414634146</text:p>
              </table:table-cell>
              <table:table-cell office:value-type="float" office:value="217.317073170732">
                <text:p>217.317073170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547619047619">
                <text:p>410.547619047619</text:p>
              </table:table-cell>
              <table:table-cell office:value-type="float" office:value="216.404761904762">
                <text:p>216.404761904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1.06976744186">
                <text:p>411.06976744186</text:p>
              </table:table-cell>
              <table:table-cell office:value-type="float" office:value="215.558139534884">
                <text:p>215.558139534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7.977272727273">
                <text:p>407.977272727273</text:p>
              </table:table-cell>
              <table:table-cell office:value-type="float" office:value="215.159090909091">
                <text:p>215.15909090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0.422222222222">
                <text:p>410.422222222222</text:p>
              </table:table-cell>
              <table:table-cell office:value-type="float" office:value="216.888888888889">
                <text:p>216.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7.717391304348">
                <text:p>407.717391304348</text:p>
              </table:table-cell>
              <table:table-cell office:value-type="float" office:value="216.586956521739">
                <text:p>216.586956521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1.574468085106">
                <text:p>411.574468085106</text:p>
              </table:table-cell>
              <table:table-cell office:value-type="float" office:value="216.702127659574">
                <text:p>216.702127659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7.0625">
                <text:p>407.0625</text:p>
              </table:table-cell>
              <table:table-cell office:value-type="float" office:value="217.958333333333">
                <text:p>217.958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9.408163265306">
                <text:p>429.408163265306</text:p>
              </table:table-cell>
              <table:table-cell office:value-type="float" office:value="218.285714285714">
                <text:p>218.285714285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5.34">
                <text:p>445.34</text:p>
              </table:table-cell>
              <table:table-cell office:value-type="float" office:value="218.38">
                <text:p>218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